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26in" style:rel-column-width="10917*"/>
    </style:style>
    <style:style style:name="Table1.B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4in" style:rel-column-width="10930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bf317" officeooo:paragraph-rsid="001bf31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223665" officeooo:paragraph-rsid="001bf31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21738c" officeooo:paragraph-rsid="0021738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3134bd" officeooo:paragraph-rsid="003134b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1" fo:font-size="12pt" fo:font-style="italic" fo:font-weight="normal" officeooo:rsid="0025c9d0" officeooo:paragraph-rsid="0025c9d0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1" fo:font-size="12pt" fo:font-style="italic" fo:font-weight="normal" officeooo:rsid="00322853" officeooo:paragraph-rsid="00345fe5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Condensed1" fo:font-size="12pt" fo:font-style="italic" fo:font-weight="normal" officeooo:rsid="0021738c" officeooo:paragraph-rsid="00345fe5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cc82e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cc82e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tyle="italic" officeooo:paragraph-rsid="00232ff9" style:font-style-asian="italic" style:font-style-complex="italic"/>
    </style:style>
    <style:style style:name="P14" style:family="paragraph" style:parent-style-name="Standard">
      <style:paragraph-properties fo:text-align="start" style:justify-single-word="false"/>
      <style:text-properties officeooo:paragraph-rsid="003cc82e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1" officeooo:paragraph-rsid="00421932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223665" officeooo:paragraph-rsid="00223665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227b9c" officeooo:paragraph-rsid="00227b9c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27b9c" officeooo:paragraph-rsid="00227b9c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227b9c" officeooo:paragraph-rsid="00227b9c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1738c" officeooo:paragraph-rsid="0021738c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21738c" officeooo:paragraph-rsid="00227b9c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322853" officeooo:paragraph-rsid="00322853" style:font-size-asian="12pt" style:font-weight-asian="normal" style:font-size-complex="12pt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232ff9" officeooo:paragraph-rsid="00232ff9" style:font-size-asian="12pt" style:font-weight-asian="normal" style:font-size-complex="12pt" style:font-weight-complex="normal"/>
    </style:style>
    <style:style style:name="P24" style:family="paragraph" style:parent-style-name="Standard" style:list-style-name="L7">
      <style:paragraph-properties fo:text-align="start" style:justify-single-word="false"/>
      <style:text-properties style:font-name="DejaVu Sans Condensed1" fo:font-size="12pt" fo:font-weight="normal" officeooo:rsid="0025bb33" officeooo:paragraph-rsid="002d6ba2" style:font-size-asian="12pt" style:font-weight-asian="normal" style:font-size-complex="12pt" style:font-weight-complex="normal"/>
    </style:style>
    <style:style style:name="P25" style:family="paragraph" style:parent-style-name="Standard" style:list-style-name="L8">
      <style:paragraph-properties fo:text-align="start" style:justify-single-word="false"/>
      <style:text-properties style:font-name="DejaVu Sans Condensed1" fo:font-size="12pt" fo:font-weight="normal" officeooo:rsid="002b629e" officeooo:paragraph-rsid="0025c9d0" style:font-size-asian="12pt" style:font-weight-asian="normal" style:font-size-complex="12pt" style:font-weight-complex="normal"/>
    </style:style>
    <style:style style:name="P26" style:family="paragraph" style:parent-style-name="Standard" style:list-style-name="L8">
      <style:paragraph-properties fo:text-align="start" style:justify-single-word="false"/>
      <style:text-properties style:font-name="DejaVu Sans Condensed1" fo:font-size="12pt" fo:font-weight="normal" officeooo:rsid="0025c9d0" officeooo:paragraph-rsid="002b629e" style:font-size-asian="12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style:font-name="DejaVu Sans Condensed1" officeooo:rsid="00227b9c" officeooo:paragraph-rsid="00227b9c"/>
    </style:style>
    <style:style style:name="P28" style:family="paragraph" style:parent-style-name="Standard" style:list-style-name="L1">
      <style:paragraph-properties fo:text-align="start" style:justify-single-word="false"/>
      <style:text-properties officeooo:paragraph-rsid="00421932"/>
    </style:style>
    <style:style style:name="P29" style:family="paragraph" style:parent-style-name="Standard" style:list-style-name="L1">
      <style:paragraph-properties fo:text-align="start" style:justify-single-word="false"/>
      <style:text-properties officeooo:paragraph-rsid="00227b9c"/>
    </style:style>
    <style:style style:name="P30" style:family="paragraph" style:parent-style-name="Standard" style:list-style-name="L1">
      <style:paragraph-properties fo:text-align="start" style:justify-single-word="false"/>
      <style:text-properties officeooo:paragraph-rsid="0021738c"/>
    </style:style>
    <style:style style:name="P31" style:family="paragraph" style:parent-style-name="Standard" style:list-style-name="L3">
      <style:paragraph-properties fo:text-align="start" style:justify-single-word="false"/>
      <style:text-properties officeooo:paragraph-rsid="00227b9c"/>
    </style:style>
    <style:style style:name="P32" style:family="paragraph" style:parent-style-name="Standard" style:list-style-name="L5">
      <style:paragraph-properties fo:text-align="start" style:justify-single-word="false"/>
      <style:text-properties officeooo:paragraph-rsid="003f7825"/>
    </style:style>
    <style:style style:name="P33" style:family="paragraph" style:parent-style-name="Standard" style:list-style-name="L5">
      <style:paragraph-properties fo:text-align="start" style:justify-single-word="false"/>
      <style:text-properties officeooo:paragraph-rsid="00232ff9"/>
    </style:style>
    <style:style style:name="P34" style:family="paragraph" style:parent-style-name="Standard" style:list-style-name="L5">
      <style:paragraph-properties fo:text-align="start" style:justify-single-word="false"/>
      <style:text-properties officeooo:paragraph-rsid="002d4468"/>
    </style:style>
    <style:style style:name="P35" style:family="paragraph" style:parent-style-name="Standard" style:list-style-name="L5">
      <style:paragraph-properties fo:text-align="start" style:justify-single-word="false"/>
      <style:text-properties officeooo:paragraph-rsid="002d6ba2"/>
    </style:style>
    <style:style style:name="P36" style:family="paragraph" style:parent-style-name="Standard" style:list-style-name="L6">
      <style:paragraph-properties fo:text-align="start" style:justify-single-word="false"/>
      <style:text-properties officeooo:paragraph-rsid="003f7825"/>
    </style:style>
    <style:style style:name="P37" style:family="paragraph" style:parent-style-name="Standard" style:list-style-name="L8">
      <style:paragraph-properties fo:text-align="start" style:justify-single-word="false"/>
      <style:text-properties officeooo:paragraph-rsid="003f7825"/>
    </style:style>
    <style:style style:name="P38" style:family="paragraph" style:parent-style-name="Standard" style:list-style-name="L9">
      <style:paragraph-properties fo:text-align="start" style:justify-single-word="false"/>
      <style:text-properties officeooo:paragraph-rsid="003f7825"/>
    </style:style>
    <style:style style:name="P39" style:family="paragraph" style:parent-style-name="Standard" style:list-style-name="L5">
      <style:paragraph-properties fo:text-align="start" style:justify-single-word="false"/>
      <style:text-properties officeooo:rsid="003adecb" officeooo:paragraph-rsid="003adecb"/>
    </style:style>
    <style:style style:name="T1" style:family="text">
      <style:text-properties style:font-name="DejaVu Sans Condensed1"/>
    </style:style>
    <style:style style:name="T2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DejaVu Sans Condensed1" fo:font-size="12pt" fo:font-weight="normal" officeooo:rsid="0021738c" style:font-size-asian="12pt" style:font-weight-asian="normal" style:font-size-complex="12pt" style:font-weight-complex="normal"/>
    </style:style>
    <style:style style:name="T4" style:family="text">
      <style:text-properties style:font-name="DejaVu Sans Condensed1" fo:font-size="12pt" fo:font-weight="normal" officeooo:rsid="00223665" style:font-size-asian="12pt" style:font-weight-asian="normal" style:font-size-complex="12pt" style:font-weight-complex="normal"/>
    </style:style>
    <style:style style:name="T5" style:family="text">
      <style:text-properties style:font-name="DejaVu Sans Condensed1" fo:font-size="12pt" fo:font-weight="normal" officeooo:rsid="00227b9c" style:font-size-asian="12pt" style:font-weight-asian="normal" style:font-size-complex="12pt" style:font-weight-complex="normal"/>
    </style:style>
    <style:style style:name="T6" style:family="text">
      <style:text-properties style:font-name="DejaVu Sans Condensed1" fo:font-size="12pt" fo:font-weight="normal" officeooo:rsid="00232ff9" style:font-size-asian="12pt" style:font-weight-asian="normal" style:font-size-complex="12pt" style:font-weight-complex="normal"/>
    </style:style>
    <style:style style:name="T7" style:family="text">
      <style:text-properties style:font-name="DejaVu Sans Condensed1" fo:font-size="12pt" fo:font-weight="normal" officeooo:rsid="0024e3d8" style:font-size-asian="12pt" style:font-weight-asian="normal" style:font-size-complex="12pt" style:font-weight-complex="normal"/>
    </style:style>
    <style:style style:name="T8" style:family="text">
      <style:text-properties style:font-name="DejaVu Sans Condensed1" fo:font-size="12pt" fo:font-weight="normal" officeooo:rsid="00252f18" style:font-size-asian="12pt" style:font-weight-asian="normal" style:font-size-complex="12pt" style:font-weight-complex="normal"/>
    </style:style>
    <style:style style:name="T9" style:family="text">
      <style:text-properties style:font-name="DejaVu Sans Condensed1" fo:font-size="12pt" fo:font-weight="normal" officeooo:rsid="0025bb33" style:font-size-asian="12pt" style:font-weight-asian="normal" style:font-size-complex="12pt" style:font-weight-complex="normal"/>
    </style:style>
    <style:style style:name="T10" style:family="text">
      <style:text-properties style:font-name="DejaVu Sans Condensed1" fo:font-size="12pt" fo:font-weight="normal" officeooo:rsid="0025c9d0" style:font-size-asian="12pt" style:font-weight-asian="normal" style:font-size-complex="12pt" style:font-weight-complex="normal"/>
    </style:style>
    <style:style style:name="T11" style:family="text">
      <style:text-properties style:font-name="DejaVu Sans Condensed1" fo:font-size="12pt" fo:font-weight="normal" officeooo:rsid="0029529d" style:font-size-asian="12pt" style:font-weight-asian="normal" style:font-size-complex="12pt" style:font-weight-complex="normal"/>
    </style:style>
    <style:style style:name="T12" style:family="text">
      <style:text-properties style:font-name="DejaVu Sans Condensed1" fo:font-size="12pt" fo:font-weight="normal" officeooo:rsid="002bc3da" style:font-size-asian="12pt" style:font-weight-asian="normal" style:font-size-complex="12pt" style:font-weight-complex="normal"/>
    </style:style>
    <style:style style:name="T13" style:family="text">
      <style:text-properties style:font-name="DejaVu Sans Condensed1" fo:font-size="12pt" fo:font-weight="normal" officeooo:rsid="002d4468" style:font-size-asian="12pt" style:font-weight-asian="normal" style:font-size-complex="12pt" style:font-weight-complex="normal"/>
    </style:style>
    <style:style style:name="T14" style:family="text">
      <style:text-properties style:font-name="DejaVu Sans Condensed1" fo:font-size="12pt" fo:font-weight="normal" officeooo:rsid="002d6ba2" style:font-size-asian="12pt" style:font-weight-asian="normal" style:font-size-complex="12pt" style:font-weight-complex="normal"/>
    </style:style>
    <style:style style:name="T15" style:family="text">
      <style:text-properties style:font-name="DejaVu Sans Condensed1" fo:font-size="12pt" fo:font-weight="normal" officeooo:rsid="002f5853" style:font-size-asian="12pt" style:font-weight-asian="normal" style:font-size-complex="12pt" style:font-weight-complex="normal"/>
    </style:style>
    <style:style style:name="T16" style:family="text">
      <style:text-properties style:font-name="DejaVu Sans Condensed1" fo:font-size="12pt" fo:font-weight="normal" officeooo:rsid="0036519d" style:font-size-asian="12pt" style:font-weight-asian="normal" style:font-size-complex="12pt" style:font-weight-complex="normal"/>
    </style:style>
    <style:style style:name="T17" style:family="text">
      <style:text-properties style:font-name="DejaVu Sans Condensed1" fo:font-size="12pt" fo:font-weight="normal" officeooo:rsid="0039a462" style:font-size-asian="12pt" style:font-weight-asian="normal" style:font-size-complex="12pt" style:font-weight-complex="normal"/>
    </style:style>
    <style:style style:name="T18" style:family="text">
      <style:text-properties style:font-name="DejaVu Sans Condensed1" fo:font-size="12pt" fo:font-weight="normal" officeooo:rsid="002b629e" style:font-size-asian="12pt" style:font-weight-asian="normal" style:font-size-complex="12pt" style:font-weight-complex="normal"/>
    </style:style>
    <style:style style:name="T19" style:family="text">
      <style:text-properties style:font-name="DejaVu Sans Condensed1" fo:font-size="12pt" fo:font-weight="normal" officeooo:rsid="00322853" style:font-size-asian="12pt" style:font-weight-asian="normal" style:font-size-complex="12pt" style:font-weight-complex="normal"/>
    </style:style>
    <style:style style:name="T20" style:family="text">
      <style:text-properties style:font-name="DejaVu Sans Condensed1" fo:font-size="12pt" fo:font-weight="normal" officeooo:rsid="003adecb" style:font-size-asian="12pt" style:font-weight-asian="normal" style:font-size-complex="12pt" style:font-weight-complex="normal"/>
    </style:style>
    <style:style style:name="T21" style:family="text">
      <style:text-properties style:font-name="DejaVu Sans Condensed1" fo:font-size="12pt" fo:font-weight="normal" officeooo:rsid="003f7825" style:font-size-asian="12pt" style:font-weight-asian="normal" style:font-size-complex="12pt" style:font-weight-complex="normal"/>
    </style:style>
    <style:style style:name="T22" style:family="text">
      <style:text-properties style:font-name="DejaVu Sans Condensed1" fo:font-size="12pt" fo:font-weight="bold" officeooo:rsid="00227b9c" style:font-size-asian="12pt" style:font-weight-asian="bold" style:font-size-complex="12pt" style:font-weight-complex="bold"/>
    </style:style>
    <style:style style:name="T23" style:family="text">
      <style:text-properties style:font-name="DejaVu Sans Condensed1" fo:font-size="12pt" fo:font-weight="bold" officeooo:rsid="0021738c" style:font-size-asian="12pt" style:font-weight-asian="bold" style:font-size-complex="12pt" style:font-weight-complex="bold"/>
    </style:style>
    <style:style style:name="T24" style:family="text">
      <style:text-properties style:font-name="DejaVu Sans Condensed1" fo:font-size="12pt" fo:font-weight="bold" officeooo:rsid="00232ff9" style:font-size-asian="12pt" style:font-weight-asian="bold" style:font-size-complex="12pt" style:font-weight-complex="bold"/>
    </style:style>
    <style:style style:name="T25" style:family="text">
      <style:text-properties style:font-name="DejaVu Sans Condensed1" fo:font-size="12pt" fo:font-weight="bold" officeooo:rsid="0025bb33" style:font-size-asian="12pt" style:font-weight-asian="bold" style:font-size-complex="12pt" style:font-weight-complex="bold"/>
    </style:style>
    <style:style style:name="T26" style:family="text">
      <style:text-properties style:font-name="DejaVu Sans Condensed1" fo:font-size="12pt" fo:font-weight="bold" officeooo:rsid="002d4468" style:font-size-asian="12pt" style:font-weight-asian="bold" style:font-size-complex="12pt" style:font-weight-complex="bold"/>
    </style:style>
    <style:style style:name="T27" style:family="text">
      <style:text-properties style:font-name="DejaVu Sans Condensed1" fo:font-size="12pt" fo:font-weight="bold" officeooo:rsid="002d6ba2" style:font-size-asian="12pt" style:font-weight-asian="bold" style:font-size-complex="12pt" style:font-weight-complex="bold"/>
    </style:style>
    <style:style style:name="T28" style:family="text">
      <style:text-properties style:font-name="DejaVu Sans Condensed1" fo:font-size="12pt" fo:font-weight="bold" officeooo:rsid="002f5853" style:font-size-asian="12pt" style:font-weight-asian="bold" style:font-size-complex="12pt" style:font-weight-complex="bold"/>
    </style:style>
    <style:style style:name="T29" style:family="text">
      <style:text-properties style:font-name="DejaVu Sans Condensed1" fo:font-size="12pt" fo:font-weight="bold" officeooo:rsid="0036b117" style:font-size-asian="12pt" style:font-weight-asian="bold" style:font-size-complex="12pt" style:font-weight-complex="bold"/>
    </style:style>
    <style:style style:name="T30" style:family="text">
      <style:text-properties style:font-name="DejaVu Sans Condensed1" fo:font-size="12pt" fo:font-weight="bold" officeooo:rsid="00284341" style:font-size-asian="12pt" style:font-weight-asian="bold" style:font-size-complex="12pt" style:font-weight-complex="bold"/>
    </style:style>
    <style:style style:name="T31" style:family="text">
      <style:text-properties style:font-name="DejaVu Sans Condensed1" fo:font-size="12pt" fo:font-weight="bold" officeooo:rsid="00375370" style:font-size-asian="12pt" style:font-weight-asian="bold" style:font-size-complex="12pt" style:font-weight-complex="bold"/>
    </style:style>
    <style:style style:name="T32" style:family="text">
      <style:text-properties style:font-name="DejaVu Sans Condensed1" fo:font-size="12pt" fo:font-weight="bold" officeooo:rsid="0037ac1c" style:font-size-asian="12pt" style:font-weight-asian="bold" style:font-size-complex="12pt" style:font-weight-complex="bold"/>
    </style:style>
    <style:style style:name="T33" style:family="text">
      <style:text-properties style:font-name="DejaVu Sans Condensed1" fo:font-size="12pt" fo:font-weight="bold" officeooo:rsid="002b629e" style:font-size-asian="12pt" style:font-weight-asian="bold" style:font-size-complex="12pt" style:font-weight-complex="bold"/>
    </style:style>
    <style:style style:name="T34" style:family="text">
      <style:text-properties style:font-name="DejaVu Sans Condensed1" fo:font-size="12pt" fo:font-weight="bold" officeooo:rsid="00252f18" style:font-size-asian="12pt" style:font-weight-asian="bold" style:font-size-complex="12pt" style:font-weight-complex="bold"/>
    </style:style>
    <style:style style:name="T35" style:family="text">
      <style:text-properties style:font-name="DejaVu Sans Condensed1" fo:font-size="12pt" fo:font-weight="bold" officeooo:rsid="003adecb" style:font-size-asian="12pt" style:font-weight-asian="bold" style:font-size-complex="12pt" style:font-weight-complex="bold"/>
    </style:style>
    <style:style style:name="T36" style:family="text">
      <style:text-properties style:font-name="DejaVu Sans Condensed1" fo:font-size="12pt" fo:font-weight="bold" officeooo:rsid="0040f3cb" style:font-size-asian="12pt" style:font-weight-asian="bold" style:font-size-complex="12pt" style:font-weight-complex="bold"/>
    </style:style>
    <style:style style:name="T37" style:family="text">
      <style:text-properties style:font-name="DejaVu Sans Condensed1" fo:font-weight="bold" style:font-weight-asian="bold" style:font-weight-complex="bold"/>
    </style:style>
    <style:style style:name="T38" style:family="text">
      <style:text-properties style:font-name="DejaVu Sans Condensed1" fo:font-weight="bold" officeooo:rsid="00227b9c" style:font-weight-asian="bold" style:font-weight-complex="bold"/>
    </style:style>
    <style:style style:name="T39" style:family="text">
      <style:text-properties style:font-name="DejaVu Sans Condensed1" fo:font-weight="bold" officeooo:rsid="00223665" style:font-weight-asian="bold" style:font-weight-complex="bold"/>
    </style:style>
    <style:style style:name="T40" style:family="text">
      <style:text-properties style:font-name="DejaVu Sans Condensed1" officeooo:rsid="00227b9c"/>
    </style:style>
    <style:style style:name="T41" style:family="text">
      <style:text-properties style:font-name="DejaVu Sans Condensed1" officeooo:rsid="00223665"/>
    </style:style>
    <style:style style:name="T42" style:family="text">
      <style:text-properties style:font-name="DejaVu Sans Condensed1" officeooo:rsid="00313c6c"/>
    </style:style>
    <style:style style:name="T43" style:family="text">
      <style:text-properties style:font-name="DejaVu Sans Condensed1" officeooo:rsid="00421932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223665" style:font-weight-asian="bold" style:font-weight-complex="bold"/>
    </style:style>
    <style:style style:name="T46" style:family="text">
      <style:text-properties fo:font-weight="bold" officeooo:rsid="00227b9c" style:font-weight-asian="bold" style:font-weight-complex="bold"/>
    </style:style>
    <style:style style:name="T47" style:family="text">
      <style:text-properties fo:font-weight="bold" officeooo:rsid="002bc3da" style:font-weight-asian="bold" style:font-weight-complex="bold"/>
    </style:style>
    <style:style style:name="T48" style:family="text">
      <style:text-properties fo:font-weight="bold" officeooo:rsid="002cc28f" style:font-weight-asian="bold" style:font-weight-complex="bold"/>
    </style:style>
    <style:style style:name="T49" style:family="text">
      <style:text-properties fo:font-weight="bold" officeooo:rsid="00322853" style:font-weight-asian="bold" style:font-weight-complex="bold"/>
    </style:style>
    <style:style style:name="T50" style:family="text">
      <style:text-properties officeooo:rsid="00223665"/>
    </style:style>
    <style:style style:name="T51" style:family="text">
      <style:text-properties officeooo:rsid="00227b9c"/>
    </style:style>
    <style:style style:name="T52" style:family="text">
      <style:text-properties officeooo:rsid="0029be89"/>
    </style:style>
    <style:style style:name="T53" style:family="text">
      <style:text-properties officeooo:rsid="002b629e"/>
    </style:style>
    <style:style style:name="T54" style:family="text">
      <style:text-properties officeooo:rsid="002bc3da"/>
    </style:style>
    <style:style style:name="T55" style:family="text">
      <style:text-properties officeooo:rsid="002cc28f"/>
    </style:style>
    <style:style style:name="T56" style:family="text">
      <style:text-properties officeooo:rsid="00313c6c"/>
    </style:style>
    <style:style style:name="T57" style:family="text">
      <style:text-properties officeooo:rsid="00322853"/>
    </style:style>
    <style:style style:name="T58" style:family="text">
      <style:text-properties style:font-name="DejaVu Sans Condensed" officeooo:rsid="00345fe5" style:font-name-asian="DejaVu Sans Condensed" style:font-name-complex="DejaVu Sans Condensed"/>
    </style:style>
    <style:style style:name="T59" style:family="text">
      <style:text-properties officeooo:rsid="00351956"/>
    </style:style>
    <style:style style:name="T60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11">1<text:span text:style-name="T60">xx</text:span> - Controls</text:p>
          </table:table-cell>
          <table:table-cell table:style-name="Table1.B1" office:value-type="string">
            <text:p text:style-name="P12">2xx - Ground</text:p>
          </table:table-cell>
          <table:table-cell table:style-name="Table1.C1" office:value-type="string">
            <text:p text:style-name="P12">3xx - Flight</text:p>
          </table:table-cell>
          <table:table-cell table:style-name="Table1.D1" office:value-type="string">
            <text:p text:style-name="P12">4xx - A2A</text:p>
          </table:table-cell>
          <table:table-cell table:style-name="Table1.E1" office:value-type="string">
            <text:p text:style-name="P12">5xx - A2G</text:p>
          </table:table-cell>
          <table:table-cell table:style-name="Table1.F1" office:value-type="string">
            <text:p text:style-name="P12">6xx - Misc</text:p>
          </table:table-cell>
        </table:table-row>
      </table:table>
      <text:p text:style-name="P14"><text:span text:style-name="T31">5</text:span><text:span text:style-name="T32">0</text:span><text:span text:style-name="T36">6</text:span><text:span text:style-name="T30"> - </text:span><text:span text:style-name="T29">A/G - </text:span><text:span text:style-name="T24">AGM-65 Mavericks</text:span></text:p>
      <text:p text:style-name="P2"/>
      <text:p text:style-name="P7"><text:span text:style-name="T44">Master Arm</text:span> ... <text:span text:style-name="T44">ON</text:span></text:p>
      <text:p text:style-name="P7"><text:span text:style-name="T44">Master Mode</text:span> ... <text:span text:style-name="T44">A/G</text:span></text:p>
      <text:p text:style-name="P5"/>
      <text:p text:style-name="P6">Once powered on, missiles have 1 hour in standby mode or 30 minutes showing video, then must be powered off for 2 hours. <text:s/>Use the auto power on feature to turn missiles on automatically after passing a steerpoint.</text:p>
      <text:p text:style-name="P5"/>
      <text:p text:style-name="P1">Mavericks without TPOD</text:p>
      <text:p text:style-name="P10">VIS mode - <text:span text:style-name="T57">visual targeting f</text:span><text:span text:style-name="T58">‌</text:span><text:span text:style-name="T57">irst through the HUD, then f</text:span><text:span text:style-name="T58">‌</text:span><text:span text:style-name="T57">inal adjustment in the seeker itself</text:span>:</text:p>
      <text:list xml:id="list931634458" text:style-name="L1">
        <text:list-item>
          <text:p text:style-name="P15"><text:span text:style-name="T51">On right MFD, go to </text:span><text:span text:style-name="T46">SMS</text:span><text:span text:style-name="T51"> page, s</text:span>elect Mavericks, <text:span text:style-name="T50">set </text:span><text:span text:style-name="T44">VIS</text:span> mode <text:span text:style-name="T51">(default)</text:span></text:p>
        </text:list-item>
        <text:list-item>
          <text:p text:style-name="P28"><text:span text:style-name="T43">S</text:span><text:span text:style-name="T41">et </text:span><text:span text:style-name="T39">SOI</text:span><text:span text:style-name="T41"> to </text:span><text:span text:style-name="T37">HUD</text:span><text:span text:style-name="T1">.</text:span><text:span text:style-name="T43"> <text:s/></text:span><text:span text:style-name="T22">Don't set SOI to anything else during this process.</text:span></text:p>
        </text:list-item>
        <text:list-item>
          <text:p text:style-name="P29"><text:span text:style-name="T40">On left MFD, go to </text:span><text:span text:style-name="T38">WPN</text:span><text:span text:style-name="T40"> page, </text:span><text:span text:style-name="T42">but don't set it as SOI.</text:span></text:p>
        </text:list-item>
      </text:list>
      <text:list text:style-name="L2">
        <text:list-item>
          <text:list>
            <text:list-item>
              <text:p text:style-name="P16">Press <text:span text:style-name="T44">TMS left</text:span> to <text:span text:style-name="T51">toggle </text:span><text:span text:style-name="T46">white/black</text:span><text:span text:style-name="T51">.</text:span></text:p>
            </text:list-item>
            <text:list-item>
              <text:p text:style-name="P17">Press <text:span text:style-name="T44">Pinky Button</text:span> to toggle <text:span text:style-name="T44">FOV</text:span>.</text:p>
            </text:list-item>
          </text:list>
        </text:list-item>
      </text:list>
      <text:list xml:id="list144743137229214" text:continue-list="list931634458" text:style-name="L1">
        <text:list-item>
          <text:p text:style-name="P20">Press <text:span text:style-name="T44">TMS down</text:span><text:span text:style-name="T50"> </text:span>to slave <text:span text:style-name="T51">target </text:span>designator box to VV <text:span text:style-name="T51">at any time.</text:span></text:p>
        </text:list-item>
        <text:list-item>
          <text:p text:style-name="P30"><text:span text:style-name="T5">Use</text:span><text:span text:style-name="T3"> </text:span><text:span text:style-name="T22">M</text:span><text:span text:style-name="T23">inistick</text:span><text:span text:style-name="T3"> to </text:span><text:span text:style-name="T5">slew </text:span><text:span text:style-name="T12">square </text:span><text:span text:style-name="T4">designator </text:span><text:span text:style-name="T3">box </text:span><text:span text:style-name="T12">on HUD </text:span><text:span text:style-name="T4">near</text:span><text:span text:style-name="T3"> target.</text:span></text:p>
        </text:list-item>
        <text:list-item>
          <text:p text:style-name="P30"><text:span text:style-name="T3">Press </text:span><text:span text:style-name="T23">TMS up</text:span><text:span text:style-name="T3"> to ground-lock </text:span><text:span text:style-name="T4">the designator box</text:span><text:span text:style-name="T3"> and start slewing </text:span><text:span text:style-name="T4">the Maverick</text:span><text:span text:style-name="T3"> seeker </text:span><text:span text:style-name="T12">on HUD (circle)</text:span><text:span text:style-name="T3">.</text:span></text:p>
        </text:list-item>
        <text:list-item>
          <text:p text:style-name="P20"><text:span text:style-name="T50">P</text:span>ress <text:span text:style-name="T44">TMS up</text:span> again to attempt <text:span text:style-name="T50">Maverick</text:span> lock.</text:p>
        </text:list-item>
        <text:list-item>
          <text:p text:style-name="P20"><text:span text:style-name="T50">I</text:span>f lock fails, <text:span text:style-name="T50">center crosshairs on MFD will disappe</text:span><text:span text:style-name="T59">a</text:span><text:span text:style-name="T50">r. <text:s/>H</text:span>old <text:span text:style-name="T44">TMS up</text:span> to show crosshair<text:span text:style-name="T50">s and slew while holding, missile will attempt to re-lock when you let go of </text:span><text:span text:style-name="T45">TMS u</text:span><text:span text:style-name="T47">p</text:span>.</text:p>
        </text:list-item>
        <text:list-item>
          <text:p text:style-name="P18">When missile is locked <text:span text:style-name="T54">(tight crosshairs in the center on the target)</text:span>, fire with <text:span text:style-name="T44">Red Button</text:span>.</text:p>
        </text:list-item>
      </text:list>
      <text:p text:style-name="P10">BORE mode - <text:span text:style-name="T57">similar to VIS mode, but all adjustments are done through the seeker, and the seeker remains f</text:span><text:span text:style-name="T58">‌</text:span><text:span text:style-name="T57">ixed relative to the missile, not ground locked</text:span> <text:span text:style-name="T51">(may be useful at night when using missile as a FLIR):</text:span></text:p>
      <text:list text:style-name="L3">
        <text:list-item>
          <text:p text:style-name="P31"><text:span text:style-name="T40">On right MFD, go to </text:span><text:span text:style-name="T38">SMS</text:span><text:span text:style-name="T40"> page, s</text:span><text:span text:style-name="T1">elect Mavericks, </text:span><text:span text:style-name="T41">set </text:span><text:span text:style-name="T38">BORE</text:span><text:span text:style-name="T1"> mode.</text:span></text:p>
        </text:list-item>
        <text:list-item>
          <text:p text:style-name="P27">Large aiming cross should appear on HUD, showing where seeker is pointing.</text:p>
        </text:list-item>
        <text:list-item>
          <text:p text:style-name="P31"><text:span text:style-name="T5">On left MFD, go to </text:span><text:span text:style-name="T22">WPN</text:span><text:span text:style-name="T5"> page. <text:s/>(Press </text:span><text:span text:style-name="T22">TEST</text:span><text:span text:style-name="T5"> </text:span><text:span text:style-name="T11">OSB</text:span><text:span text:style-name="T5"> twice to bring up pages menu, then </text:span><text:span text:style-name="T22">WPN</text:span><text:span text:style-name="T5"> to put that page into the slot.)</text:span></text:p>
        </text:list-item>
        <text:list-item>
          <text:p text:style-name="P19">Set SOI to <text:span text:style-name="T44">WPN</text:span> MFD.</text:p>
        </text:list-item>
        <text:list-item>
          <text:p text:style-name="P19">Use Ministick to slew seeker. <text:s/>It is relative to the airplane, not ground-locked.</text:p>
        </text:list-item>
        <text:list-item>
          <text:p text:style-name="P21"><text:span text:style-name="T50">P</text:span>ress <text:span text:style-name="T44">TMS up</text:span> to attempt <text:span text:style-name="T50">Maverick</text:span> lock.</text:p>
        </text:list-item>
        <text:list-item>
          <text:p text:style-name="P21"><text:span text:style-name="T50">I</text:span>f lock fails, <text:span text:style-name="T50">center crosshairs on MFD will disapper. <text:s/>H</text:span>old <text:span text:style-name="T44">TMS up</text:span> to show crosshair<text:span text:style-name="T50">s and slew while holding, missile will attempt to re-lock when you let go of </text:span><text:span text:style-name="T45">TMS up</text:span>.</text:p>
        </text:list-item>
        <text:list-item>
          <text:p text:style-name="P19">When missile is locked, fire with <text:span text:style-name="T44">Red Button</text:span>.</text:p>
        </text:list-item>
      </text:list>
      <text:p text:style-name="P9">PRE mode - slaves seeker initially to steerpoint, then you can move it afterwards for the f<text:span text:style-name="T58">‌</text:span>inal lock</text:p>
      <text:list text:style-name="L4">
        <text:list-item>
          <text:p text:style-name="P22">TODO</text:p>
        </text:list-item>
      </text:list>
      <text:p text:style-name="P4"/>
      <text:p text:style-name="P1">Mavericks with TPOD</text:p>
      <text:p text:style-name="P13"><text:span text:style-name="T6">Boresighting Mavericks and TPOD </text:span><text:span text:style-name="T8">(</text:span><text:span text:style-name="T10">summary:</text:span><text:span text:style-name="T8"> Lock both to same target, press BSGT on Maverick</text:span><text:span text:style-name="T16">'s WPN</text:span><text:span text:style-name="T8"> </text:span><text:span text:style-name="T10">MFD</text:span><text:span text:style-name="T8">)</text:span></text:p>
      <text:list xml:id="list902568959" text:style-name="L5">
        <text:list-item>
          <text:p text:style-name="P23">Power on Mavericks and TPOD.</text:p>
        </text:list-item>
        <text:list-item>
          <text:p text:style-name="P32"><text:span text:style-name="T6">Set </text:span><text:span text:style-name="T34">A/G Master Mode</text:span><text:span text:style-name="T20">, </text:span><text:span text:style-name="T35">Master Arm</text:span><text:span text:style-name="T20"> to </text:span><text:span text:style-name="T35">ARM</text:span><text:span text:style-name="T20"> or </text:span><text:span text:style-name="T35">SIMULATE</text:span><text:span text:style-name="T21">.</text:span></text:p>
        </text:list-item>
      </text:list>
      <text:list text:style-name="L6">
        <text:list-item>
          <text:list>
            <text:list-item>
              <text:p text:style-name="P36"><text:span text:style-name="T21">If you're on the ground, also set </text:span><text:span text:style-name="T35">GND JETT</text:span><text:span text:style-name="T20"> switch to </text:span><text:span text:style-name="T35">ENABLE</text:span><text:span text:style-name="T20">.</text:span></text:p>
            </text:list-item>
          </text:list>
        </text:list-item>
      </text:list>
      <text:list xml:id="list144744011062421" text:continue-list="list902568959" text:style-name="L5">
        <text:list-item>
          <text:p text:style-name="P33"><text:span text:style-name="T6">On </text:span><text:span text:style-name="T7">right</text:span><text:span text:style-name="T6"> MFD, go to </text:span><text:span text:style-name="T24">SMS</text:span><text:span text:style-name="T6"> page, select Mavericks, </text:span><text:span text:style-name="T13">set </text:span><text:span text:style-name="T26">PRE</text:span><text:span text:style-name="T13"> mode</text:span><text:span text:style-name="T6">.</text:span></text:p>
        </text:list-item>
        <text:list-item>
          <text:p text:style-name="P34"><text:span text:style-name="T6">On </text:span><text:span text:style-name="T7">right</text:span><text:span text:style-name="T6"> MFD, go to </text:span><text:span text:style-name="T24">TGP</text:span><text:span text:style-name="T6"> page </text:span><text:span text:style-name="T13">and set it to be </text:span><text:span text:style-name="T26">SOI</text:span><text:span text:style-name="T6">:</text:span></text:p>
          <text:list>
            <text:list-item>
              <text:p text:style-name="P34"><text:span text:style-name="T15">Designate a target with </text:span><text:span text:style-name="T28">Point</text:span><text:span text:style-name="T15"> track with the TGP (see steps in other checklist for TPOD use)</text:span><text:span text:style-name="T13">.</text:span></text:p>
            </text:list-item>
            <text:list-item>
              <text:p text:style-name="P39"><text:span text:style-name="T13">T</text:span><text:span text:style-name="T2">arget should be in front of the aircraft and at least 1 nmi away to minimize parallax.</text:span></text:p>
            </text:list-item>
          </text:list>
        </text:list-item>
        <text:list-item>
          <text:p text:style-name="P34"><text:span text:style-name="T6">On </text:span><text:span text:style-name="T7">left</text:span><text:span text:style-name="T6"> MFD, go to </text:span><text:span text:style-name="T24">WPN</text:span><text:span text:style-name="T6"> page </text:span><text:span text:style-name="T13">and set it to be </text:span><text:span text:style-name="T26">SOI</text:span><text:span text:style-name="T13">:</text:span></text:p>
          <text:list>
            <text:list-item>
              <text:p text:style-name="P34"><text:span text:style-name="T6">Use </text:span><text:span text:style-name="T24">Ministick</text:span><text:span text:style-name="T6"> to slew Maverick crosshairs to the same target </text:span><text:span text:style-name="T13">as TGP </text:span><text:span text:style-name="T6">and press </text:span><text:span text:style-name="T24">TMS up</text:span><text:span text:style-name="T6"> </text:span><text:span text:style-name="T9">to lock.</text:span></text:p>
            </text:list-item>
            <text:list-item>
              <text:p text:style-name="P35"><text:span text:style-name="T25">Target must be locked to proceed.</text:span><text:span text:style-name="T9"> <text:s/></text:span><text:span text:style-name="T14">If target is locked, </text:span><text:span text:style-name="T27">BSGT</text:span><text:span text:style-name="T14"> will appear in the MFD.</text:span></text:p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p text:style-name="P24">If you can't lock what the TPOD is pointed at, lock something else and then slew the TPOD to match the Maverick and re-designate on the TPOD.</text:p>
                </text:list-item>
              </text:list>
            </text:list-item>
          </text:list>
        </text:list-item>
      </text:list>
      <text:list xml:id="list144744731937961" text:continue-list="list144744011062421" text:style-name="L5">
        <text:list-item>
          <text:list>
            <text:list-item>
              <text:p text:style-name="P33"><text:span text:style-name="T6">Press the </text:span><text:span text:style-name="T24">BSGT</text:span><text:span text:style-name="T6"> </text:span><text:span text:style-name="T15">OSB</text:span><text:span text:style-name="T9"> (</text:span><text:span text:style-name="T25">only appears if Maverick is locked</text:span><text:span text:style-name="T9">).</text:span></text:p>
            </text:list-item>
          </text:list>
        </text:list-item>
        <text:list-item>
          <text:p text:style-name="P23">Repeat 4-6 for each station. (Press <text:span text:style-name="T44">Flip-down Trigger</text:span> to step to next station.)</text:p>
        </text:list-item>
      </text:list>
      <text:p text:style-name="P8">Using TPOD to aim Mavericks, <text:span text:style-name="T53">once boresighted</text:span> -- WIP</text:p>
      <text:list xml:id="list2684237115" text:style-name="L8">
        <text:list-item>
          <text:p text:style-name="P37"><text:span text:style-name="T17">Ensure </text:span><text:span text:style-name="T18">Mavericks </text:span><text:span text:style-name="T17">are set </text:span><text:span text:style-name="T18">to </text:span><text:span text:style-name="T33">PRE</text:span><text:span text:style-name="T18"> mode on </text:span><text:span text:style-name="T33">SMS</text:span><text:span text:style-name="T18"> page.</text:span></text:p>
        </text:list-item>
      </text:list>
      <text:list text:style-name="L9">
        <text:list-item>
          <text:list>
            <text:list-item>
              <text:p text:style-name="P38"><text:span text:style-name="T18">May have to select different weapon, then Mavericks again, to be able to cycle PRE/VIS/BORE, </text:span><text:span text:style-name="T19">or set SOI to WPN MFD and press Radar Cursor Enable button</text:span><text:span text:style-name="T21"> (shift TDC press)</text:span><text:span text:style-name="T19">??</text:span></text:p>
            </text:list-item>
          </text:list>
        </text:list-item>
      </text:list>
      <text:list xml:id="list144744559767650" text:continue-list="list2684237115" text:style-name="L8">
        <text:list-item>
          <text:p text:style-name="P25">On Maverick MFD, missile station should show an <text:span text:style-name="T44">S</text:span> above it (for Slaved to TGP). <text:s/>If it doesn't, put SOI to Maverick MFD and press <text:span text:style-name="T44">TMS down</text:span> to unlock any target it might be tracking, <text:span text:style-name="T55">or press </text:span><text:span text:style-name="T48">Flip-down Trigger</text:span><text:span text:style-name="T55"> to change to next pylon which resets the missile.</text:span></text:p>
        </text:list-item>
        <text:list-item>
          <text:p text:style-name="P26"><text:span text:style-name="T53">S</text:span>et <text:span text:style-name="T44">TGP page as SOI</text:span> and use <text:span text:style-name="T44">Ministick</text:span> to slew crosshairs to target. <text:s/><text:span text:style-name="T55">Maverick seeker should follow TGP crosshairs.</text:span></text:p>
        </text:list-item>
        <text:list-item>
          <text:p text:style-name="P26">Press <text:span text:style-name="T44">TMS up</text:span> to make a point track and initiate the handoff to the Maverick. <text:s/>If in <text:span text:style-name="T44">AUTO</text:span> mode (<text:span text:style-name="T52">shown on TGP page)</text:span>, Maverick will attempt a lock <text:span text:style-name="T52">(</text:span>only with IR Mavericks, <text:span text:style-name="T52">not E/O)</text:span>. <text:s/>If in <text:span text:style-name="T44">MAN</text:span> mode, Maverick will be pointed at the target but you need to put SOI on the WPN page <text:span text:style-name="T57">(</text:span><text:span text:style-name="T49">Dish Hat down</text:span><text:span text:style-name="T57">)</text:span> and lock manually (<text:span text:style-name="T44">TMS up</text:span>)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8-27T14:47:42.659000000</dc:date>
    <meta:editing-duration>PT8H8M48S</meta:editing-duration>
    <meta:editing-cycles>51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5" meta:word-count="825" meta:character-count="4256" meta:non-whitespace-character-count="3513"/>
  </office:meta>
</office:document-meta>
</file>